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808080" draw:fill-color="#cccccc" draw:textarea-horizontal-align="justify" draw:textarea-vertical-align="middle" draw:auto-grow-height="false" fo:min-height="0.35cm" fo:min-width="1.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3cm" svg:height="1cm" svg:x="0.3cm" svg:y="3.2cm">
          <text:p text:style-name="P1"><text:span text:style-name="T1">FORTR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3.8cm" svg:y="3.2cm">
          <text:p text:style-name="P1"><text:span text:style-name="T1">ALGOL 6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3.7cm" svg:y="0.6cm">
          <text:p text:style-name="P1"><text:span text:style-name="T1">COBO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5.1cm" svg:y="1.8cm">
          <text:p text:style-name="P1"><text:span text:style-name="T1">PL/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8.2cm" svg:y="1.6cm">
          <text:p text:style-name="P1"><text:span text:style-name="T1">Pasc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8.2cm" svg:y="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0.9cm" svg:y="6.9cm">
          <text:p text:style-name="P1"><text:span text:style-name="T1">LIS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1.7cm" svg:y="4cm">
          <text:p text:style-name="P1"><text:span text:style-name="T1">Smal tal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1.6cm" svg:y="0.6cm">
          <text:p text:style-name="P1"><text:span text:style-name="T1">Ad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1.7cm" svg:y="2.6cm">
          <text:p text:style-name="P1"><text:span text:style-name="T1">C++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3.2cm" svg:y="5.9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4.6cm" svg:y="2.4cm">
          <text:p text:style-name="P1"><text:span text:style-name="T1">Eiff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7.9cm" svg:y="5.6cm">
          <text:p text:style-name="P1"><text:span text:style-name="T1">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8.7cm" svg:y="4.2cm">
          <text:p text:style-name="P1"><text:span text:style-name="T1">Rub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cm" svg:y1="0.4cm" svg:x2="3.4cm" svg:y2="11cm">
          <text:p/>
        </draw:line>
        <draw:line draw:style-name="gr2" draw:text-style-name="P2" draw:layer="layout" svg:x1="7.8cm" svg:y1="0.4cm" svg:x2="7.8cm" svg:y2="11cm">
          <text:p/>
        </draw:line>
        <draw:line draw:style-name="gr2" draw:text-style-name="P2" draw:layer="layout" svg:x1="11.1cm" svg:y1="0.2cm" svg:x2="11.1cm" svg:y2="11cm">
          <text:p/>
        </draw:line>
        <draw:line draw:style-name="gr2" draw:text-style-name="P2" draw:layer="layout" svg:x1="17.4cm" svg:y1="0.3cm" svg:x2="17.4cm" svg:y2="11cm">
          <text:p/>
        </draw:line>
        <draw:line draw:style-name="gr2" draw:text-style-name="P2" draw:layer="layout" svg:x1="21.8cm" svg:y1="0.2cm" svg:x2="21.8cm" svg:y2="11cm">
          <text:p/>
        </draw:line>
        <draw:custom-shape draw:style-name="gr1" draw:text-style-name="P1" draw:layer="layout" svg:width="2.3cm" svg:height="1cm" svg:x="18.7cm" svg:y="4.2cm">
          <text:p text:style-name="P1"><text:span text:style-name="T1">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22.2cm" svg:y="7cm">
          <text:p text:style-name="P1"><text:span text:style-name="T1">Elixi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3.2cm" svg:y="7.6cm">
          <text:p text:style-name="P1"><text:span text:style-name="T1">Erla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8.2cm" svg:y="7.6cm">
          <text:p text:style-name="P1"><text:span text:style-name="T1">Prolo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5.1cm" svg:y="5.5cm">
          <text:p text:style-name="P1"><text:span text:style-name="T1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4cm" svg:y1="6cm" svg:x2="13.2cm" svg:y2="7.8cm">
          <text:p/>
        </draw:line>
        <draw:line draw:style-name="gr3" draw:text-style-name="P2" draw:layer="layout" svg:x1="10.5cm" svg:y1="7.8cm" svg:x2="13.2cm" svg:y2="7.8cm">
          <text:p/>
        </draw:line>
        <draw:line draw:style-name="gr3" draw:text-style-name="P2" draw:layer="layout" svg:x1="15.5cm" svg:y1="8cm" svg:x2="22.2cm" svg:y2="7.4cm">
          <text:p/>
        </draw:line>
        <draw:line draw:style-name="gr3" draw:text-style-name="P2" draw:layer="layout" svg:x1="3.2cm" svg:y1="7.4cm" svg:x2="22.2cm" svg:y2="7.4cm">
          <text:p/>
        </draw:line>
        <draw:line draw:style-name="gr3" draw:text-style-name="P2" draw:layer="layout" svg:x1="21cm" svg:y1="4.8cm" svg:x2="23.2cm" svg:y2="7cm">
          <text:p/>
        </draw:line>
        <draw:line draw:style-name="gr3" draw:text-style-name="P2" draw:layer="layout" svg:x1="2.6cm" svg:y1="3.8cm" svg:x2="3.8cm" svg:y2="3.8cm">
          <text:p/>
        </draw:line>
        <draw:line draw:style-name="gr3" draw:text-style-name="P2" draw:layer="layout" svg:x1="2.6cm" svg:y1="3.8cm" svg:x2="5.1cm" svg:y2="2.4cm">
          <text:p/>
        </draw:line>
        <draw:line draw:style-name="gr3" draw:text-style-name="P2" draw:layer="layout" svg:x1="6cm" svg:y1="1cm" svg:x2="6.4cm" svg:y2="1.8cm">
          <text:p/>
        </draw:line>
        <draw:line draw:style-name="gr3" draw:text-style-name="P2" draw:layer="layout" svg:x1="6.1cm" svg:y1="3.6cm" svg:x2="8.2cm" svg:y2="3.6cm">
          <text:p/>
        </draw:line>
        <draw:line draw:style-name="gr3" draw:text-style-name="P2" draw:layer="layout" svg:x1="6.1cm" svg:y1="3.6cm" svg:x2="6.6cm" svg:y2="2.8cm">
          <text:p/>
        </draw:line>
        <draw:line draw:style-name="gr3" draw:text-style-name="P2" draw:layer="layout" svg:x1="6.1cm" svg:y1="3.6cm" svg:x2="13.2cm" svg:y2="6.4cm">
          <text:p/>
        </draw:line>
        <draw:line draw:style-name="gr3" draw:text-style-name="P2" draw:layer="layout" svg:x1="6.1cm" svg:y1="3.6cm" svg:x2="11.7cm" svg:y2="4.6cm">
          <text:p/>
        </draw:line>
        <draw:line draw:style-name="gr3" draw:text-style-name="P2" draw:layer="layout" svg:x1="7.4cm" svg:y1="2.4cm" svg:x2="8.4cm" svg:y2="2cm">
          <text:p/>
        </draw:line>
        <draw:line draw:style-name="gr3" draw:text-style-name="P2" draw:layer="layout" svg:x1="10.5cm" svg:y1="2.2cm" svg:x2="11.6cm" svg:y2="1cm">
          <text:p/>
        </draw:line>
        <draw:line draw:style-name="gr3" draw:text-style-name="P2" draw:layer="layout" svg:x1="13.9cm" svg:y1="1.2cm" svg:x2="15.6cm" svg:y2="2.4cm">
          <text:p/>
        </draw:line>
        <draw:line draw:style-name="gr3" draw:text-style-name="P2" draw:layer="layout" svg:x1="16.9cm" svg:y1="3cm" svg:x2="18.7cm" svg:y2="4.6cm">
          <text:p/>
        </draw:line>
        <draw:line draw:style-name="gr3" draw:text-style-name="P2" draw:layer="layout" svg:x1="10.5cm" svg:y1="3.6cm" svg:x2="11.7cm" svg:y2="3cm">
          <text:p/>
        </draw:line>
        <draw:line draw:style-name="gr3" draw:text-style-name="P2" draw:layer="layout" svg:x1="14cm" svg:y1="3.2cm" svg:x2="17.9cm" svg:y2="6cm">
          <text:p/>
        </draw:line>
        <draw:line draw:style-name="gr3" draw:text-style-name="P2" draw:layer="layout" svg:x1="19.2cm" svg:y1="5.6cm" svg:x2="19.8cm" svg:y2="5.2cm">
          <text:p/>
        </draw:line>
        <draw:line draw:style-name="gr3" draw:text-style-name="P2" draw:layer="layout" svg:x1="15.5cm" svg:y1="6.4cm" svg:x2="18.7cm" svg:y2="4.6cm">
          <text:p/>
        </draw:line>
        <draw:line draw:style-name="gr3" draw:text-style-name="P2" draw:layer="layout" svg:x1="14cm" svg:y1="4.6cm" svg:x2="18.7cm" svg:y2="4.6cm">
          <text:p/>
        </draw:line>
        <draw:custom-shape draw:style-name="gr4" draw:text-style-name="P4" draw:layer="layout" svg:width="2.2cm" svg:height="0.6cm" svg:x="0.6cm" svg:y="10.2cm">
          <text:p text:style-name="P3"><text:span text:style-name="T2">1950-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6cm" svg:x="4.4cm" svg:y="10.2cm">
          <text:p text:style-name="P3"><text:span text:style-name="T2">1960-7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6cm" svg:x="8.4cm" svg:y="10.2cm">
          <text:p text:style-name="P3"><text:span text:style-name="T2">1970-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6cm" svg:x="13.4cm" svg:y="10.2cm">
          <text:p text:style-name="P3"><text:span text:style-name="T2">1980-9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6cm" svg:x="18.5cm" svg:y="10.2cm">
          <text:p text:style-name="P3"><text:span text:style-name="T2">1990-200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6cm" svg:x="22.5cm" svg:y="10.2cm">
          <text:p text:style-name="P3"><text:span text:style-name="T2">2000-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9:14:35.823194838</meta:creation-date>
    <dc:date>2019-09-07T19:36:08.539256709</dc:date>
    <meta:editing-duration>PT11M12S</meta:editing-duration>
    <meta:editing-cycles>1</meta:editing-cycles>
    <meta:document-statistic meta:object-count="74"/>
    <meta:generator>LibreOffice/6.0.7.3$Linux_X86_64 LibreOffice_project/00m0$Build-3</meta:generator>
  </office:meta>
</office:document-meta>
</file>